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2cm" fo:margin-top="0cm" fo:margin-bottom="0cm" table:align="center" style:writing-mode="lr-tb"/>
    </style:style>
    <style:style style:name="Таблица1.A" style:family="table-column">
      <style:table-column-properties style:column-width="6.301cm"/>
    </style:style>
    <style:style style:name="Таблица1.B" style:family="table-column">
      <style:table-column-properties style:column-width="5.0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top="0cm" fo:margin-bottom="0cm" table:align="center" style:writing-mode="lr-tb"/>
    </style:style>
    <style:style style:name="Таблица2.A" style:family="table-column">
      <style:table-column-properties style:column-width="5.985cm"/>
    </style:style>
    <style:style style:name="Таблица2.B" style:family="table-column">
      <style:table-column-properties style:column-width="4.568cm"/>
    </style:style>
    <style:style style:name="Таблица2.C" style:family="table-column">
      <style:table-column-properties style:column-width="5.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top="0cm" fo:margin-bottom="0cm" table:align="center" style:writing-mode="lr-tb"/>
    </style:style>
    <style:style style:name="Таблица3.A" style:family="table-column">
      <style:table-column-properties style:column-width="5.985cm"/>
    </style:style>
    <style:style style:name="Таблица3.B" style:family="table-column">
      <style:table-column-properties style:column-width="4.568cm"/>
    </style:style>
    <style:style style:name="Таблица3.C" style:family="table-column">
      <style:table-column-properties style:column-width="5.9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top="0cm" fo:margin-bottom="0cm" table:align="center" style:writing-mode="lr-tb"/>
    </style:style>
    <style:style style:name="Таблица4.A" style:family="table-column">
      <style:table-column-properties style:column-width="5.985cm"/>
    </style:style>
    <style:style style:name="Таблица4.B" style:family="table-column">
      <style:table-column-properties style:column-width="4.568cm"/>
    </style:style>
    <style:style style:name="Таблица4.C" style:family="table-column">
      <style:table-column-properties style:column-width="5.9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top="0cm" fo:margin-bottom="0cm" table:align="center" style:writing-mode="lr-tb"/>
    </style:style>
    <style:style style:name="Таблица5.A" style:family="table-column">
      <style:table-column-properties style:column-width="5.985cm"/>
    </style:style>
    <style:style style:name="Таблица5.B" style:family="table-column">
      <style:table-column-properties style:column-width="4.568cm"/>
    </style:style>
    <style:style style:name="Таблица5.C" style:family="table-column">
      <style:table-column-properties style:column-width="5.9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6.484cm" fo:margin-top="0cm" fo:margin-bottom="0cm" table:align="center" style:writing-mode="lr-tb"/>
    </style:style>
    <style:style style:name="Таблица6.A" style:family="table-column">
      <style:table-column-properties style:column-width="5.985cm"/>
    </style:style>
    <style:style style:name="Таблица6.B" style:family="table-column">
      <style:table-column-properties style:column-width="4.568cm"/>
    </style:style>
    <style:style style:name="Таблица6.C" style:family="table-column">
      <style:table-column-properties style:column-width="5.9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4.944cm" fo:margin-left="0.009cm" fo:margin-top="0cm" fo:margin-bottom="0cm" table:align="left" style:writing-mode="lr-tb"/>
    </style:style>
    <style:style style:name="Таблица7.A" style:family="table-column">
      <style:table-column-properties style:column-width="3.69cm"/>
    </style:style>
    <style:style style:name="Таблица7.B" style:family="table-column">
      <style:table-column-properties style:column-width="5.251cm"/>
    </style:style>
    <style:style style:name="Таблица7.C" style:family="table-column">
      <style:table-column-properties style:column-width="6.00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4.944cm" fo:margin-left="0.009cm" fo:margin-top="0cm" fo:margin-bottom="0cm" table:align="left" style:writing-mode="lr-tb"/>
    </style:style>
    <style:style style:name="Таблица8.A" style:family="table-column">
      <style:table-column-properties style:column-width="3.69cm"/>
    </style:style>
    <style:style style:name="Таблица8.B" style:family="table-column">
      <style:table-column-properties style:column-width="5.251cm"/>
    </style:style>
    <style:style style:name="Таблица8.C" style:family="table-column">
      <style:table-column-properties style:column-width="6.00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6.484cm" fo:margin-top="0cm" fo:margin-bottom="0cm" table:align="center" style:writing-mode="lr-tb"/>
    </style:style>
    <style:style style:name="Таблица9.A" style:family="table-column">
      <style:table-column-properties style:column-width="5.985cm"/>
    </style:style>
    <style:style style:name="Таблица9.B" style:family="table-column">
      <style:table-column-properties style:column-width="4.568cm"/>
    </style:style>
    <style:style style:name="Таблица9.C" style:family="table-column">
      <style:table-column-properties style:column-width="5.9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Times New Roman" style:font-name-complex="Times New Roman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ist_20_Paragraph">
      <style:paragraph-properties fo:margin-left="1cm" fo:margin-right="0cm" fo:margin-top="0cm" fo:margin-bottom="0cm" style:contextual-spacing="true" fo:line-height="150%" fo:text-align="justify" style:justify-single-word="false" fo:orphans="0" fo:widows="0" fo:text-indent="0cm" style:auto-text-indent="false"/>
    </style:style>
    <style:style style:name="P4" style:family="paragraph" style:parent-style-name="List_20_Paragraph">
      <style:paragraph-properties fo:margin-left="1cm" fo:margin-right="0cm" fo:margin-top="0cm" fo:margin-bottom="0cm" style:contextual-spacing="true" fo:line-height="150%" fo:text-align="justify" style:justify-single-word="false" fo:orphans="0" fo:widows="0" fo:text-indent="0cm" style:auto-text-indent="false"/>
      <style:text-properties fo:color="#00b05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5" style:family="paragraph" style:parent-style-name="Standard">
      <style:paragraph-properties fo:margin-left="1cm" fo:margin-right="0cm" fo:margin-top="0cm" fo:margin-bottom="0cm" style:contextual-spacing="false" fo:line-height="150%" fo:text-align="justify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1cm" fo:margin-right="0cm" fo:margin-top="0cm" fo:margin-bottom="0cm" style:contextual-spacing="false" fo:line-height="150%" fo:text-align="justify" style:justify-single-word="false" fo:orphans="0" fo:widows="0" fo:text-indent="0cm" style:auto-text-indent="false"/>
      <style:text-properties fo:color="#00b05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10.001cm" fo:margin-right="0cm" fo:text-indent="0cm" style:auto-text-indent="false"/>
    </style:style>
    <style:style style:name="P10" style:family="paragraph" style:parent-style-name="Standard">
      <style:paragraph-properties fo:margin-left="10.001cm" fo:margin-right="0cm" fo:text-indent="0cm" style:auto-text-indent="false"/>
      <style:text-properties fo:color="#00b050" loext:opacity="100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11" style:family="paragraph" style:parent-style-name="Standard">
      <style:paragraph-properties fo:margin-left="0cm" fo:margin-right="-0.191cm" fo:margin-top="0cm" fo:margin-bottom="0cm" style:contextual-spacing="false" fo:line-height="150%" fo:text-align="justify" style:justify-single-word="false" fo:orphans="0" fo:widows="0" fo:text-indent="0cm" style:auto-text-indent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2" style:family="paragraph" style:parent-style-name="Standard">
      <style:paragraph-properties fo:margin-left="0cm" fo:margin-right="-0.191cm" fo:margin-top="0cm" fo:margin-bottom="0cm" style:contextual-spacing="false" fo:line-height="150%" fo:text-align="justify" style:justify-single-word="false" fo:orphans="0" fo:widows="0" fo:text-indent="0cm" style:auto-text-indent="false"/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cm" fo:margin-right="-0.191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left="0cm" fo:margin-right="-0.191cm" fo:margin-top="0cm" fo:margin-bottom="0cm" style:contextual-spacing="false" fo:line-height="150%" fo:text-align="justify" style:justify-single-word="false" fo:orphans="0" fo:widows="0" fo:text-indent="0cm" style:auto-text-indent="false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cm" fo:margin-right="-0.191cm" fo:margin-top="0cm" fo:margin-bottom="0cm" style:contextual-spacing="false" fo:line-height="150%" fo:text-align="justify" style:justify-single-word="false" fo:orphans="0" fo:widows="0" fo:text-indent="0cm" style:auto-text-indent="false"/>
      <style:text-properties style:font-name="Times New Roman" fo:font-size="11pt" fo:language="ru" fo:country="RU" fo:font-weight="bold" style:letter-kerning="false" style:font-name-asian="Calibri1" style:font-size-asian="11pt" style:language-asian="en" style:country-asian="US" style:font-weight-asian="bold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b050" loext:opacity="100%" style:font-name="Times New Roman" fo:font-size="12pt" fo:language="ru" fo:country="RU" fo:font-style="italic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2pt" fo:language="ru" fo:country="RU" fo:font-weight="bold" style:letter-kerning="false" style:font-name-asian="Calibri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fo:font-style="italic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/>
      <style:text-properties style:font-name="Courier New" fo:font-size="12pt" style:font-size-asian="12pt" style:font-name-complex="Courier New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00b050" loext:opacity="100%" style:font-name="Times New Roman" fo:font-size="12pt" fo:language="ru" fo:country="RU" fo:font-style="italic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b050" loext:opacity="100%" style:font-name="Times New Roman" fo:font-size="12pt" fo:language="ru" fo:country="RU" fo:font-style="italic" style:letter-kerning="false" style:font-name-asian="Calibri1" style:font-size-asian="12pt" style:language-asian="en" style:country-asian="US" style:font-style-asian="italic" style:font-name-complex="Times New Roman1" style:font-size-complex="12pt" style:language-complex="ar" style:country-complex="SA" style:font-style-complex="italic"/>
    </style:style>
    <style:style style:name="P26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orphans="0" fo:widows="0" fo:text-indent="0cm" style:auto-text-indent="false"/>
    </style:style>
    <style:style style:name="P27" style:family="paragraph" style:parent-style-name="Standard">
      <style:paragraph-properties fo:margin-left="0cm" fo:margin-right="0cm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.212cm" fo:margin-bottom="0.282cm" style:contextual-spacing="false" fo:line-height="100%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.212cm" fo:margin-bottom="0.282cm" style:contextual-spacing="false" fo:line-height="100%" fo:text-indent="1.251cm" style:auto-text-indent="false" fo:keep-with-next="always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text-indent="1.251cm" style:auto-text-indent="false" fo:keep-with-next="always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.212cm" fo:margin-bottom="0.212cm" style:contextual-spacing="false" fo:text-indent="1.251cm" style:auto-text-indent="false" fo:keep-with-next="always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left="0cm" fo:margin-right="0cm" fo:margin-top="0cm" fo:margin-bottom="0.212cm" style:contextual-spacing="false" fo:text-indent="1.251cm" style:auto-text-indent="false" fo:keep-with-next="always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7cm" style:auto-text-indent="false"/>
      <style:text-properties fo:color="#00b050" loext:opacity="100%" style:font-name="Times New Roman" fo:font-size="12pt" fo:font-style="italic" style:font-size-asian="12pt" style:language-asian="ru" style:country-asian="RU" style:font-style-asian="italic" style:font-name-complex="Times New Roman1" style:font-size-complex="12pt" style:font-style-complex="italic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paragraph-rsid="000c69da"/>
    </style:style>
    <style:style style:name="P37" style:family="paragraph" style:parent-style-name="Standard" style:list-style-name="WWNum4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00923fa"/>
    </style:style>
    <style:style style:name="P38" style:family="paragraph" style:parent-style-name="Standard" style:list-style-name="WWNum4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fo:background-color="transparent" style:writing-mode="lr-tb"/>
      <style:text-properties fo:color="#00b050" loext:opacity="100%" style:font-name="Times New Roman" fo:font-size="12pt" fo:font-style="italic" officeooo:paragraph-rsid="000923fa" style:font-size-asian="12pt" style:font-style-asian="italic" style:font-name-complex="Times New Roman1" style:font-size-complex="12pt" style:font-style-complex="italic"/>
    </style:style>
    <style:style style:name="P39" style:family="paragraph" style:parent-style-name="Standard" style:list-style-name="WWNum43" style:master-page-name="Converted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fo:background-color="transparent" style:writing-mode="lr-tb"/>
    </style:style>
    <style:style style:name="P40" style:family="paragraph" style:parent-style-name="Standard" style:list-style-name="WWNum43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/>
      <style:text-properties officeooo:paragraph-rsid="000923fa"/>
    </style:style>
    <style:style style:name="P41" style:family="paragraph" style:parent-style-name="Standard" style:list-style-name="WWNum43" style:master-page-name="">
      <loext:graphic-properties draw:fill="none"/>
      <style:paragraph-properties fo:margin-left="0.101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00923fa"/>
    </style:style>
    <style:style style:name="P42" style:family="paragraph">
      <loext:graphic-properties draw:fill="none"/>
      <style:text-properties fo:font-size="11pt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solid" draw:fill-color="#ffffff"/>
      <style:paragraph-properties fo:text-align="center" style:writing-mode="lr-tb"/>
    </style:style>
    <style:style style:name="P45" style:family="paragraph">
      <style:paragraph-properties fo:text-align="center"/>
    </style:style>
    <style:style style:name="P46" style:family="paragraph">
      <loext:graphic-properties draw:fill="none"/>
    </style:style>
    <style:style style:name="P47" style:family="paragraph">
      <style:paragraph-properties style:writing-mode="lr-tb"/>
    </style:style>
    <style:style style:name="P48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officeooo:rsid="000c69da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0c69da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fo:font-style="italic" officeooo:rsid="000c69da" style:font-size-asian="14pt" style:font-style-asian="italic" style:font-name-complex="Times New Roman1" style:font-size-complex="14pt" style:font-style-complex="italic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923fa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0923fa" style:font-size-asian="12pt" style:font-name-complex="Times New Roman1" style:font-size-complex="12pt"/>
    </style:style>
    <style:style style:name="T10" style:family="text">
      <style:text-properties fo:color="#00b050" loext:opacity="100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1" style:family="text">
      <style:text-properties fo:color="#00b050" loext:opacity="100%" style:font-name="Times New Roman" fo:font-size="14pt" fo:font-style="italic" style:font-size-asian="14pt" style:font-style-asian="italic" style:font-name-complex="Times New Roman1" style:font-size-complex="12pt"/>
    </style:style>
    <style:style style:name="T12" style:family="text">
      <style:text-properties fo:color="#00b050" loext:opacity="100%" style:font-name="Times New Roman" fo:font-size="12pt" fo:font-style="italic" style:font-size-asian="12pt" style:font-style-asian="italic" style:font-name-complex="Times New Roman1" style:font-size-complex="12pt"/>
    </style:style>
    <style:style style:name="T13" style:family="text">
      <style:text-properties fo:color="#00b05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4" style:family="text">
      <style:text-properties fo:color="#00b050" loext:opacity="100%"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15" style:family="text">
      <style:text-properties fo:color="#00b050" loext:opacity="100%"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16" style:family="text">
      <style:text-properties fo:color="#00b050" loext:opacity="100%"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17" style:family="text">
      <style:text-properties fo:color="#00b050" loext:opacity="100%" style:font-name="Times New Roman" fo:font-size="12pt" style:font-size-asian="12pt" style:font-name-complex="Times New Roman1" style:font-size-complex="12pt"/>
    </style:style>
    <style:style style:name="T18" style:family="text">
      <style:text-properties fo:color="#00b050" loext:opacity="100%" style:font-name="Symbol" fo:language="en" fo:country="US" fo:font-style="italic" style:font-name-asian="Symbol1" style:font-style-asian="italic" style:font-name-complex="Symbol1" style:font-style-complex="italic"/>
    </style:style>
    <style:style style:name="T19" style:family="text">
      <style:text-properties fo:color="#00b050" loext:opacity="100%" style:text-position="super 58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20" style:family="text">
      <style:text-properties fo:color="#00b050" loext:opacity="100%" fo:font-size="14pt" fo:font-style="italic" style:font-size-asian="14pt" style:font-style-asian="italic" style:font-size-complex="12pt"/>
    </style:style>
    <style:style style:name="T21" style:family="text">
      <style:text-properties style:font-name="Symbol" fo:font-size="12pt" style:font-name-asian="Symbol1" style:font-size-asian="12pt" style:font-name-complex="Symbol1" style:font-size-complex="12pt"/>
    </style:style>
    <style:style style:name="T22" style:family="text">
      <style:text-properties fo:color="#000000" loext:opacity="100%" style:font-name="Times New Roman" fo:font-size="12pt" fo:font-style="normal" style:text-underline-style="solid" style:text-underline-width="auto" style:text-underline-color="font-color" officeooo:rsid="000923fa" style:font-size-asian="12pt" style:font-style-asian="normal" style:font-name-complex="Times New Roman1" style:font-size-complex="12pt" style:font-style-complex="normal"/>
    </style:style>
    <style:style style:name="T23" style:family="text">
      <style:text-properties fo:color="#000000" loext:opacity="100%" style:font-name="Times New Roman" fo:font-size="12pt" fo:font-style="normal" officeooo:rsid="000923fa" style:font-size-asian="12pt" style:font-style-asian="normal" style:font-name-complex="Times New Roman1" style:font-size-complex="12pt" style:font-style-complex="normal"/>
    </style:style>
    <style:style style:name="T24" style:family="text">
      <style:text-properties fo:color="#000000" loext:opacity="100%" fo:font-style="normal" style:text-underline-style="solid" style:text-underline-width="auto" style:text-underline-color="font-color" officeooo:rsid="000923fa" style:font-style-asian="normal" style:font-style-complex="normal"/>
    </style:style>
    <style:style style:name="T25" style:family="text">
      <style:text-properties fo:color="#000000" loext:opacity="100%" fo:font-style="normal" officeooo:rsid="000923fa" style:font-style-asian="normal" style:font-style-complex="normal"/>
    </style:style>
    <style:style style:name="T26" style:family="text">
      <style:text-properties fo:language="en" fo:country="US"/>
    </style:style>
    <style:style style:name="T27" style:family="text">
      <style:text-properties officeooo:rsid="000c69da"/>
    </style:style>
    <style:style style:name="T28" style:family="text">
      <style:text-properties fo:color="#00a933" loext:opacity="100%" style:font-name="Times New Roman" fo:font-size="14pt" fo:language="ru" fo:country="RU" fo:font-style="italic" officeooo:rsid="000c69da" style:font-size-asian="14pt" style:font-style-asian="italic" style:font-name-complex="Times New Roman1" style:font-size-complex="14pt" style:font-style-complex="italic"/>
    </style:style>
    <style:style style:name="T29" style:family="text">
      <style:text-properties fo:font-size="10pt"/>
    </style:style>
    <style:style style:name="T30" style:family="text">
      <style:text-properties fo:color="#00b050" loext:opacity="100%"/>
    </style:style>
    <style:style style:name="T31" style:family="text">
      <style:text-properties fo:color="#00b050" loext:opacity="100%" fo:font-size="11pt"/>
    </style:style>
    <style:style style:name="T32" style:family="text">
      <style:text-properties fo:font-size="9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11.116cm" fo:min-width="11.197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71cm" svg:stroke-color="#000000" draw:stroke-linejoin="miter" svg:stroke-linecap="butt" draw:fill="solid" draw:fill-color="#ffffff" draw:textarea-vertical-align="middle" draw:auto-grow-height="false" fo:min-height="0.743cm" fo:min-width="2.498cm" fo:padding-top="0.101cm" fo:padding-bottom="0.101cm" fo:padding-left="0cm" fo:padding-right="0cm" style:run-through="background"/>
      <style:paragraph-properties style:writing-mode="lr-tb"/>
    </style:style>
    <style:style style:name="gr5" style:family="graphic">
      <style:graphic-properties draw:stroke="solid" svg:stroke-width="0.071cm" svg:stroke-color="#000000" draw:stroke-linejoin="miter" svg:stroke-linecap="butt" draw:fill="solid" draw:fill-color="#ffffff" draw:textarea-vertical-align="middle" draw:auto-grow-height="false" fo:min-height="1.025cm" fo:min-width="2.568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solid" svg:stroke-width="0.071cm" svg:stroke-color="#000000" draw:stroke-linejoin="miter" svg:stroke-linecap="butt" draw:fill="solid" draw:fill-color="#ffffff" draw:textarea-vertical-align="middle" draw:auto-grow-height="false" fo:min-height="0.709cm" fo:min-width="3.175cm" fo:padding-top="0.101cm" fo:padding-bottom="0.101cm" fo:padding-left="0cm" fo:padding-right="0cm" style:run-through="background"/>
      <style:paragraph-properties style:writing-mode="lr-tb"/>
    </style:style>
    <style:style style:name="gr7" style:family="graphic">
      <style:graphic-properties draw:stroke="solid" svg:stroke-width="0.071cm" svg:stroke-color="#000000" draw:stroke-linejoin="miter" svg:stroke-linecap="butt" draw:fill="solid" draw:fill-color="#ffffff" draw:textarea-vertical-align="middle" draw:auto-grow-height="false" fo:min-height="0.667cm" fo:min-width="3.237cm" fo:padding-top="0.101cm" fo:padding-bottom="0.101cm" fo:padding-left="0.101cm" fo:padding-right="0.101cm" style:run-through="background"/>
      <style:paragraph-properties style:writing-mode="lr-tb"/>
    </style:style>
    <style:style style:name="gr8" style:family="graphic">
      <style:graphic-properties draw:stroke="solid" svg:stroke-width="0.071cm" svg:stroke-color="#000000" draw:stroke-linejoin="miter" svg:stroke-linecap="butt" draw:fill="solid" draw:fill-color="#ffffff" draw:textarea-vertical-align="middle" draw:auto-grow-height="false" fo:min-height="1.302cm" fo:min-width="3.006cm" fo:padding-top="0.101cm" fo:padding-bottom="0.101cm" fo:padding-left="0cm" fo:padding-right="0cm" style:run-through="background"/>
      <style:paragraph-properties style:writing-mode="lr-tb"/>
    </style:style>
    <style:style style:name="gr9" style:family="graphic">
      <style:graphic-properties draw:stroke="solid" svg:stroke-width="0.071cm" svg:stroke-color="#000000" draw:stroke-linejoin="miter" svg:stroke-linecap="butt" draw:fill="solid" draw:fill-color="#ffffff" draw:textarea-vertical-align="middle" draw:auto-grow-height="false" fo:min-height="1.332cm" fo:min-width="3.006cm" fo:padding-top="0.101cm" fo:padding-bottom="0.101cm" fo:padding-left="0cm" fo:padding-right="0cm" style:run-through="background"/>
      <style:paragraph-properties style:writing-mode="lr-tb"/>
    </style:style>
    <style:style style:name="gr10" style:family="graphic">
      <style:graphic-properties draw:stroke="solid" svg:stroke-width="0.071cm" svg:stroke-color="#000000" draw:stroke-linejoin="round" svg:stroke-linecap="butt" draw:fill="solid" draw:fill-color="#ffffff" draw:textarea-vertical-align="middle" draw:auto-grow-height="false" fo:min-height="0.905cm" fo:padding-top="0.101cm" fo:padding-bottom="0.101cm" fo:padding-left="0cm" fo:padding-right="0cm" style:run-through="background"/>
      <style:paragraph-properties style:writing-mode="lr-tb"/>
    </style:style>
    <style:style style:name="gr11" style:family="graphic">
      <style:graphic-properties draw:stroke="solid" svg:stroke-width="0.071cm" svg:stroke-color="#000000" draw:stroke-linejoin="round" svg:stroke-linecap="butt" draw:fill="solid" draw:fill-color="#ffffff" draw:textarea-vertical-align="middle" draw:auto-grow-height="false" fo:min-height="0.868cm" fo:padding-top="0.101cm" fo:padding-bottom="0.101cm" fo:padding-left="0cm" fo:padding-right="0cm" style:run-through="background"/>
      <style:paragraph-properties style:writing-mode="lr-tb"/>
    </style:style>
    <style:style style:name="gr12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cm" fo:min-width="0.709cm" fo:padding-top="0.018cm" fo:padding-bottom="0.018cm" fo:padding-left="0.018cm" fo:padding-right="0.018cm" style:run-through="background"/>
    </style:style>
    <style:style style:name="gr13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cm" fo:min-width="0.52cm" fo:padding-top="0.018cm" fo:padding-bottom="0.018cm" fo:padding-left="0.018cm" fo:padding-right="0.018cm" style:run-through="background"/>
    </style:style>
    <style:style style:name="gr14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.614cm" fo:min-width="1.365cm" fo:padding-top="0.018cm" fo:padding-bottom="0.018cm" fo:padding-left="0.018cm" fo:padding-right="0.018cm" style:run-through="background"/>
    </style:style>
    <style:style style:name="gr15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.453cm" fo:min-width="1.108cm" fo:padding-top="0.018cm" fo:padding-bottom="0.018cm" fo:padding-left="0.018cm" fo:padding-right="0.018cm" style:run-through="background"/>
    </style:style>
    <style:style style:name="gr16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.674cm" fo:min-width="1.118cm" fo:padding-top="0.018cm" fo:padding-bottom="0.018cm" fo:padding-left="0.018cm" fo:padding-right="0.018cm" style:run-through="background"/>
    </style:style>
    <style:style style:name="gr17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.674cm" fo:min-width="1.231cm" fo:padding-top="0.018cm" fo:padding-bottom="0.018cm" fo:padding-left="0.018cm" fo:padding-right="0.018cm" style:run-through="background"/>
    </style:style>
    <style:style style:name="gr18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cm" fo:min-width="1.372cm" fo:padding-top="0.018cm" fo:padding-bottom="0.018cm" fo:padding-left="0.018cm" fo:padding-right="0.018cm" style:run-through="background"/>
    </style:style>
    <style:style style:name="gr19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2.852cm" fo:min-width="2.709cm" fo:padding-top="0.018cm" fo:padding-bottom="0.018cm" fo:padding-left="0.018cm" fo:padding-right="0.018cm" style:run-through="background"/>
    </style:style>
    <style:style style:name="gr20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5.394cm" fo:min-width="1.409cm" fo:padding-top="0.018cm" fo:padding-bottom="0.018cm" fo:padding-left="0.018cm" fo:padding-right="0.018cm" style:run-through="background"/>
    </style:style>
    <style:style style:name="gr21" style:family="graphic">
      <style:graphic-properties draw:stroke="solid" svg:stroke-width="0.035cm" svg:stroke-color="#000000" draw:stroke-linejoin="miter" svg:stroke-linecap="butt" draw:fill="none" draw:textarea-vertical-align="top" draw:auto-grow-height="false" fo:min-height="0cm" fo:min-width="0.54cm" fo:padding-top="0.018cm" fo:padding-bottom="0.018cm" fo:padding-left="0.018cm" fo:padding-right="0.018cm" style:run-through="background"/>
    </style:style>
    <style:style style:name="gr22" style:family="graphic">
      <style:graphic-properties draw:stroke="none" svg:stroke-width="0cm" draw:fill="none" draw:textarea-vertical-align="middle" draw:auto-grow-height="false" fo:min-height="0.45cm" fo:min-width="0.598cm" fo:padding-top="0.127cm" fo:padding-bottom="0.127cm" fo:padding-left="0.254cm" fo:padding-right="0.254cm" style:run-through="background"/>
      <style:paragraph-properties style:writing-mode="lr-tb"/>
    </style:style>
    <style:style style:name="gr23" style:family="graphic">
      <style:graphic-properties draw:stroke="solid" svg:stroke-width="0.009cm" svg:stroke-color="#000000" draw:marker-end="msArrowOpenEnd_20_5_20_9" draw:marker-end-width="0.245cm" draw:marker-end-center="false" draw:stroke-linejoin="round" svg:stroke-linecap="butt" draw:fill="none" draw:textarea-vertical-align="top" draw:auto-grow-height="false" fo:min-height="0cm" fo:min-width="0cm" fo:padding-top="0.004cm" fo:padding-bottom="0.004cm" fo:padding-left="0.004cm" fo:padding-right="0.004cm" style:run-through="background"/>
    </style:style>
    <style:style style:name="gr24" style:family="graphic">
      <style:graphic-properties draw:stroke="solid" svg:stroke-width="0.018cm" svg:stroke-color="#000000" draw:marker-end="msArrowOpenEnd_20_5_20_18" draw:marker-end-width="0.245cm" draw:marker-end-center="false" draw:stroke-linejoin="round" svg:stroke-linecap="butt" draw:fill="none" draw:textarea-vertical-align="top" draw:auto-grow-height="false" fo:min-height="0cm" fo:min-width="0cm" fo:padding-top="0.009cm" fo:padding-bottom="0.009cm" fo:padding-left="0.009cm" fo:padding-right="0.009c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Балтийский государственный технический университет<text:line-break/>«ВОЕНМЕХ» им. Д. Ф. Устинова</text:p>
      <text:p text:style-name="P8"/>
      <text:p text:style-name="P8"/>
      <text:p text:style-name="P8"/>
      <text:p text:style-name="P7"><text:span text:style-name="T1">Кафедра </text:span><text:span text:style-name="T3">O7</text:span><text:span text:style-name="T1"> «Информационные системы и программная инженерия»</text:span></text:p>
      <text:p text:style-name="P8"/>
      <text:p text:style-name="P8"/>
      <text:p text:style-name="P8"/>
      <text:p text:style-name="P8"/>
      <text:p text:style-name="P7"><text:span text:style-name="T2">Практическая работа №2<text:line-break/></text:span><text:span text:style-name="T1">по дисциплине «Информатика: Основы программирования»<text:line-break/>на тему «Ветвления и циклы»</text:span></text:p>
      <text:p text:style-name="P36"><text:span text:style-name="T4">Вариант </text:span><text:span text:style-name="T28">номер</text:span></text:p>
      <text:p text:style-name="P8"/>
      <text:p text:style-name="P8"/>
      <text:p text:style-name="P8"/>
      <text:p text:style-name="P9"><text:span text:style-name="T1">Выполнил:<text:line-break/>Студент </text:span><text:span text:style-name="T10">Фамилия И.О.</text:span><text:span text:style-name="T1"><text:line-break/>Группа </text:span><text:span text:style-name="T10">Номер_группы</text:span><text:span text:style-name="T1"><text:line-break/><text:line-break/>Преподаватель:<text:line-break/></text:span><text:span text:style-name="T10">Фамилия И.О.</text:span></text:p>
      <text:p text:style-name="P10"/>
      <text:p text:style-name="P10"/>
      <text:p text:style-name="P10"/>
      <text:p text:style-name="P10"/>
      <text:p text:style-name="P7"><text:span text:style-name="T1">Санкт-Петербург<text:line-break/>202</text:span><text:span text:style-name="T3">1</text:span><text:span text:style-name="T1"> г.</text:span></text:p>
      <text:list xml:id="list2864169511" text:style-name="WWNum43">
        <text:list-header>
          <text:p text:style-name="P39"><text:span text:style-name="T9">Задача 1</text:span><text:span text:style-name="T7">. </text:span><text:span text:style-name="T6">Вычислить значение функции </text:span><text:span text:style-name="T10">формула</text:span><text:span text:style-name="T6">, используя условную операцию ?: </text:span></text:p>
        </text:list-header>
      </text:list>
      <text:p text:style-name="P11">Исходные данные:</text:p>
      <text:p text:style-name="P5"><text:span text:style-name="T13">Аргументы функции </text:span><text:span text:style-name="T16">x</text:span><text:span text:style-name="T13"> и </text:span><text:span text:style-name="T16">y</text:span><text:span text:style-name="T13">. Так как значения х и у могут быть любыми, объявим соответствующие переменные типа </text:span><text:span text:style-name="T16">double</text:span><text:span text:style-name="T13">.</text:span></text:p>
      <text:p text:style-name="P11">Результирующие данные:</text:p>
      <text:p text:style-name="P5"><text:span text:style-name="T13">Значение функции </text:span><text:span text:style-name="T16">f</text:span><text:span text:style-name="T13"> , соответствующая переменная тоже будет типа </text:span><text:span text:style-name="T16">double</text:span><text:span text:style-name="T13">.</text:span></text:p>
      <text:p text:style-name="P27">Таблица тестирования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office:value-type="string">
            <text:p text:style-name="P17">Входные данные</text:p>
          </table:table-cell>
          <table:table-cell table:style-name="Таблица1.A1" office:value-type="string">
            <text:p text:style-name="P17">Ожидаемый результат</text:p>
          </table:table-cell>
          <table:table-cell table:style-name="Таблица1.A1" office:value-type="string">
            <text:p text:style-name="P17">Результат работы программы</text:p>
          </table:table-cell>
        </table:table-row>
        <table:table-row table:style-name="Таблица1.1">
          <table:table-cell table:style-name="Таблица1.A1" office:value-type="string">
            <text:p text:style-name="P25">данные, при которых значение функции вычисляется по первой формуле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25">данные, при которых значение функции вычисляется по второй формуле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25">данные, при которых значение функции вычисляется по третьей формуле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office:value-type="string">
            <text:p text:style-name="P25">данные, при которых значение функции вычисляется по третьей формуле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19"/>
          </table:table-cell>
        </table:table-row>
      </table:table>
      <text:p text:style-name="P28">Схема программы</text:p>
      <text:p text:style-name="P26"><draw:g text:anchor-type="as-char" draw:z-index="0" draw:name="Полотно 1" draw:style-name="gr1"><draw:custom-shape draw:style-name="gr2" draw:text-style-name="P42" svg:width="11.198cm" svg:height="11.117cm" svg:x="0cm" svg:y="0cm"><text:p/><draw:enhanced-geometry draw:type="mso-spt75"/></draw:custom-shape><draw:g draw:name="Группа 79" draw:style-name="gr3"><draw:custom-shape draw:name="Блок-схема: знак завершения 2" draw:style-name="gr4" draw:text-style-name="P44" svg:width="2.498cm" svg:height="0.944cm" svg:x="3.039cm" svg:y="0.28cm"><text:p text:style-name="P43"><text:span text:style-name="T29">нача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name="Блок-схема: знак завершения 3" draw:style-name="gr5" draw:text-style-name="P44" svg:width="2.569cm" svg:height="1.026cm" svg:x="3cm" svg:y="9.904cm"><text:p text:style-name="P43"><text:span text:style-name="T29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draw:name="Блок-схема: данные 4" draw:style-name="gr6" draw:text-style-name="P44" svg:width="3.176cm" svg:height="0.911cm" svg:x="2.699cm" svg:y="8.419cm"><text:p text:style-name="P43">вывод <text:span text:style-name="T30">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name="Блок-схема: данные 5" draw:style-name="gr7" draw:text-style-name="P44" svg:width="3.439cm" svg:height="0.869cm" svg:x="2.574cm" svg:y="1.969cm"><text:p text:style-name="P43">ввод <text:span text:style-name="T30">x,y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name="Блок-схема: решение 6" draw:style-name="gr8" draw:text-style-name="P44" svg:width="3.006cm" svg:height="1.504cm" svg:x="5.445cm" svg:y="4.646cm"><text:p text:style-name="P43"><text:span text:style-name="T30">y&lt;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name="Блок-схема: решение 7" draw:style-name="gr9" draw:text-style-name="P44" svg:width="3.006cm" svg:height="1.534cm" svg:x="2.799cm" svg:y="3.392cm"><text:p text:style-name="P43"><text:span text:style-name="T30">x&lt;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name="Прямоугольник 8" draw:style-name="gr10" draw:text-style-name="P44" svg:width="2.574cm" svg:height="0.906cm" svg:x="3.004cm" svg:y="6.107cm"><draw:text-box><text:p text:style-name="P45"><text:span text:style-name="T30">f=x2-y</text:span></text:p></draw:text-box></draw:frame><draw:frame draw:name="Прямоугольник 9" draw:style-name="gr11" draw:text-style-name="P44" svg:width="2.574cm" svg:height="0.869cm" svg:x="0.111cm" svg:y="4.807cm"><draw:text-box><text:p text:style-name="P45"><text:span text:style-name="T30">f=y-x</text:span></text:p></draw:text-box></draw:frame><draw:frame draw:name="Прямоугольник 11" draw:style-name="gr11" draw:text-style-name="P44" svg:width="2.574cm" svg:height="0.869cm" svg:x="8.43cm" svg:y="6.107cm"><draw:text-box><text:p text:style-name="P45"><text:span text:style-name="T31">f=sinx</text:span></text:p></draw:text-box></draw:frame><draw:custom-shape draw:name="Соединительная линия уступом 12" draw:style-name="gr12" draw:text-style-name="P46" svg:width="0.745cm" svg:height="0.004cm" draw:transform="rotate (-1.5707963267949) translate (4.29154166666667cm 1.22434722222222cm)"><text:p/><draw:enhanced-geometry draw:mirror-horizont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name="Соединительная линия уступом 13" draw:style-name="gr13" draw:text-style-name="P46" svg:width="0.556cm" svg:height="0.011cm" draw:transform="rotate (-1.5707963267949) translate (4.30036111111111cm 2.83830555555556cm)"><text:p/><draw:enhanced-geometry draw:mirror-horizont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name="Соединительная линия уступом 14" draw:style-name="gr14" draw:text-style-name="P46" svg:width="1.401cm" svg:height="0.65cm" draw:transform="rotate (-3.14159265358979) translate (2.79929166666667cm 4.80580555555556cm)"><text:p/><draw:enhanced-geometry draw:mirror-vertical="true" svg:viewBox="0 0 21600 21600" draw:type="mso-spt33" draw:enhanced-path="M 0 0 L 21600 0 21600 21600 N"/></draw:custom-shape><draw:custom-shape draw:name="Соединительная линия уступом 15" draw:style-name="gr15" draw:text-style-name="P46" svg:width="1.144cm" svg:height="0.489cm" svg:x="5.805cm" svg:y="4.157cm"><text:p/><draw:enhanced-geometry svg:viewBox="0 0 21600 21600" draw:type="mso-spt33" draw:enhanced-path="M 0 0 L 21600 0 21600 21600 N"/></draw:custom-shape><draw:custom-shape draw:name="Соединительная линия уступом 16" draw:style-name="gr16" draw:text-style-name="P46" svg:width="1.154cm" svg:height="0.71cm" draw:transform="rotate (-3.14159265358979) translate (5.445125cm 6.10679166666667cm)"><text:p/><draw:enhanced-geometry draw:mirror-vertical="true" svg:viewBox="0 0 21600 21600" draw:type="mso-spt33" draw:enhanced-path="M 0 0 L 21600 0 21600 21600 N"/></draw:custom-shape><draw:custom-shape draw:name="Соединительная линия уступом 17" draw:style-name="gr17" draw:text-style-name="P46" svg:width="1.267cm" svg:height="0.71cm" svg:x="8.451cm" svg:y="5.398cm"><text:p/><draw:enhanced-geometry svg:viewBox="0 0 21600 21600" draw:type="mso-spt33" draw:enhanced-path="M 0 0 L 21600 0 21600 21600 N"/></draw:custom-shape><draw:custom-shape draw:name="Соединительная линия уступом 18" draw:style-name="gr18" draw:text-style-name="P46" svg:width="1.408cm" svg:height="0.006cm" draw:transform="rotate (-1.5707963267949) translate (4.28977777777778cm 7.01066666666667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name="Соединительная линия уступом 19" draw:style-name="gr19" draw:text-style-name="P46" svg:width="2.745cm" svg:height="2.888cm" draw:transform="rotate (-1.5707963267949) translate (4.27213888888889cm 5.67363888888889cm)"><text:p/><draw:enhanced-geometry draw:mirror-horizontal="true" svg:viewBox="0 0 21600 21600" draw:type="mso-spt34" draw:modifiers="17632" draw:enhanced-path="M 0 0 L ?f0 0 ?f0 21600 21600 21600 N"><draw:equation draw:name="f0" draw:formula="$0 "/><draw:handle draw:handle-position="$0 10800"/></draw:enhanced-geometry></draw:custom-shape><draw:custom-shape draw:name="Соединительная линия уступом 20" draw:style-name="gr20" draw:text-style-name="P46" svg:width="1.445cm" svg:height="5.43cm" draw:transform="rotate (-1.5707963267949) translate (9.7155cm 6.973625cm)"><text:p/><draw:enhanced-geometry svg:viewBox="0 0 21600 21600" draw:type="mso-spt34" draw:modifiers="10484" draw:enhanced-path="M 0 0 L ?f0 0 ?f0 21600 21600 21600 N"><draw:equation draw:name="f0" draw:formula="$0 "/><draw:handle draw:handle-position="$0 10800"/></draw:enhanced-geometry></draw:custom-shape><draw:custom-shape draw:name="Соединительная линия уступом 21" draw:style-name="gr21" draw:text-style-name="P46" svg:width="0.576cm" svg:height="0.003cm" draw:transform="rotate (-1.5707963267949) translate (4.28625cm 9.32941666666667cm)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name="Поле 22" draw:style-name="gr22" draw:text-style-name="P48" svg:width="1.107cm" svg:height="0.705cm" svg:x="1.693cm" svg:y="3.593cm"><text:p text:style-name="P47"><text:span text:style-name="T32">да</text:span></text:p><draw:enhanced-geometry svg:viewBox="0 0 21600 21600" draw:type="mso-spt202" draw:enhanced-path="M 0 0 L 21600 0 21600 21600 0 21600 0 0 Z N"/></draw:custom-shape><draw:custom-shape draw:name="Поле 22" draw:style-name="gr22" draw:text-style-name="P48" svg:width="1.107cm" svg:height="0.705cm" svg:x="4.307cm" svg:y="4.9cm"><text:p text:style-name="P47"><text:span text:style-name="T32">да</text:span></text:p><draw:enhanced-geometry svg:viewBox="0 0 21600 21600" draw:type="mso-spt202" draw:enhanced-path="M 0 0 L 21600 0 21600 21600 0 21600 0 0 Z N"/></draw:custom-shape><draw:custom-shape draw:name="Поле 22" draw:style-name="gr22" draw:text-style-name="P48" svg:width="1.107cm" svg:height="0.705cm" svg:x="6.017cm" svg:y="3.593cm"><text:p text:style-name="P47"><text:span text:style-name="T32">нет</text:span></text:p><draw:enhanced-geometry svg:viewBox="0 0 21600 21600" draw:type="mso-spt202" draw:enhanced-path="M 0 0 L 21600 0 21600 21600 0 21600 0 0 Z N"/></draw:custom-shape><draw:custom-shape draw:name="Поле 22" draw:style-name="gr22" draw:text-style-name="P48" svg:width="1.107cm" svg:height="0.705cm" svg:x="8.631cm" svg:y="4.9cm"><text:p text:style-name="P47"><text:span text:style-name="T32">нет</text:span></text:p><draw:enhanced-geometry svg:viewBox="0 0 21600 21600" draw:type="mso-spt202" draw:enhanced-path="M 0 0 L 21600 0 21600 21600 0 21600 0 0 Z N"/></draw:custom-shape><draw:custom-shape draw:name="Прямая со стрелкой 74" draw:style-name="gr23" draw:text-style-name="P46" svg:width="1.128cm" svg:height="0.003cm" svg:x="4.27cm" svg:y="7.692cm"><text:p/><draw:enhanced-geometry draw:mirror-horizontal="true" svg:viewBox="0 0 21600 21600" draw:type="mso-spt32" draw:enhanced-path="M 0 0 L 21600 21600 N"/></draw:custom-shape><draw:custom-shape draw:name="Прямая со стрелкой 76" draw:style-name="gr24" draw:text-style-name="P46" svg:width="1.161cm" svg:height="0.003cm" svg:x="4.284cm" svg:y="5.398cm"><text:p/><draw:enhanced-geometry draw:mirror-horizontal="true" svg:viewBox="0 0 21600 21600" draw:type="mso-spt32" draw:enhanced-path="M 0 0 L 21600 21600 N"/></draw:custom-shape><draw:custom-shape draw:name="Прямая со стрелкой 77" draw:style-name="gr24" draw:text-style-name="P46" svg:width="1.16cm" svg:height="0.003cm" svg:x="1.385cm" svg:y="4.145cm"><text:p/><draw:enhanced-geometry draw:mirror-horizontal="true" svg:viewBox="0 0 21600 21600" draw:type="mso-spt32" draw:enhanced-path="M 0 0 L 21600 21600 N"/></draw:custom-shape></draw:g></draw:g></text:p>
      <text:p text:style-name="P29"><text:soft-page-break/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22"/>
      <text:list xml:id="list203292185573" text:continue-numbering="true" text:style-name="WWNum43">
        <text:list-header>
          <text:p text:style-name="P37"><text:span text:style-name="T9">Задача 2</text:span><text:span text:style-name="T7">. </text:span><text:span text:style-name="T6">Вычислить значение функции </text:span><text:span text:style-name="T13">формула</text:span></text:p>
        </text:list-header>
      </text:list>
      <text:p text:style-name="P11">Исходные данные:</text:p>
      <text:p text:style-name="P4">описываем входные данные, их обозначение в программе и тип.</text:p>
      <text:p text:style-name="P11">Результирующие данные:</text:p>
      <text:p text:style-name="P3"><text:span text:style-name="T13">описываем выходные данные, их обозначение в программе и тип</text:span><text:span text:style-name="T6">.</text:span><text:bookmark text:name="_Hlk52534609"/></text:p>
      <text:p text:style-name="P21">Предварительные вычисления:</text:p>
      <text:p text:style-name="P5"><text:span text:style-name="T6">Чтобы можно было вычислить значение функции, должны быть выполнены следующие условия: </text:span><text:span text:style-name="T16">x</text:span><text:span text:style-name="T18"></text:span><text:span text:style-name="T13">0, ненулевой знаменатель второй дроби, неотрицательное подкоренное выражение.</text:span></text:p>
      <text:p text:style-name="P21">Вспомогательные переменные:</text:p>
      <text:p text:style-name="P5"><text:span text:style-name="T15">d</text:span><text:span text:style-name="T12"> – подкоренное выражение, </text:span><text:span text:style-name="T15">z</text:span><text:span text:style-name="T12"> – знаменатель второй дроби; обе переменные типа </text:span><text:span text:style-name="T15">double</text:span><text:span text:style-name="T12">.</text:span></text:p>
      <text:p text:style-name="P27">Таблица тестирования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Входные данные</text:p>
          </table:table-cell>
          <table:table-cell table:style-name="Таблица2.A1" office:value-type="string">
            <text:p text:style-name="P17">Ожидаемый результат</text:p>
          </table:table-cell>
          <table:table-cell table:style-name="Таблица2.A1" office:value-type="string">
            <text:p text:style-name="P17">Результат работы программы</text:p>
          </table:table-cell>
        </table:table-row>
        <table:table-row table:style-name="Таблица2.1">
          <table:table-cell table:style-name="Таблица2.A1" office:value-type="string">
            <text:p text:style-name="P24">значения, принадлежащие области определения функции (ООФ)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24">значения, не принадлежащие ООФ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24">значения, не принадлежащие ООФ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24">значения, не принадлежащие ООФ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</table:table>
      <text:p text:style-name="P30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0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11"/>
      <text:list xml:id="list202305145947" text:continue-numbering="true" text:style-name="WWNum43">
        <text:list-header>
          <text:p text:style-name="P37"><text:span text:style-name="T22">Задача 3</text:span><text:span text:style-name="T23">. </text:span><text:span text:style-name="T13">Текст задания</text:span><text:span text:style-name="T6">.</text:span></text:p>
        </text:list-header>
      </text:list>
      <text:p text:style-name="P11">Исходные данные:</text:p>
      <text:p text:style-name="P4"><text:soft-page-break/>описываем входные данные, их обозначение в программе и тип.</text:p>
      <text:p text:style-name="P11">Результирующие данные:</text:p>
      <text:p text:style-name="P3"><text:span text:style-name="T13">описываем выходные данные, их обозначение в программе и тип</text:span><text:span text:style-name="T6">.</text:span></text:p>
      <text:p text:style-name="P21">Вспомогательные переменные:</text:p>
      <text:p text:style-name="P6">если нужны вспомогательные переменные, описываем, для чего они нужны, их обозначение и тип.<text:bookmark text:name="_Hlk52535344"/></text:p>
      <text:p text:style-name="P27">Таблица тестирования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>Входные данные</text:p>
          </table:table-cell>
          <table:table-cell table:style-name="Таблица3.A1" office:value-type="string">
            <text:p text:style-name="P17">Ожидаемый результат</text:p>
          </table:table-cell>
          <table:table-cell table:style-name="Таблица3.A1" office:value-type="string">
            <text:p text:style-name="P17">Результат работы программы</text:p>
          </table:table-cell>
        </table:table-row>
        <table:table-row table:style-name="Таблица3.1">
          <table:table-cell table:style-name="Таблица3.A1" office:value-type="string">
            <text:p text:style-name="P25">наборы данных должны соответствовать максимально большему количеству возможных вариантов</text:p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1"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</table:table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23"/>
      <text:list xml:id="list202878331119" text:continue-numbering="true" text:style-name="WWNum43">
        <text:list-header>
          <text:p text:style-name="P41"><text:span text:style-name="T22">Задача 4</text:span><text:span text:style-name="T23">. </text:span><text:span text:style-name="T13">Текст вариативной части задания</text:span><text:span text:style-name="T6">. Использовать управляющую инструкцию </text:span><text:span text:style-name="T8">for</text:span><text:span text:style-name="T6">.</text:span></text:p>
        </text:list-header>
      </text:list>
      <text:p text:style-name="P21">Исходные данные:</text:p>
      <text:p text:style-name="P5"><text:span text:style-name="T13">Все двузначные десятичные числа, которые будут анализироваться по очереди, поэтому для их представления достаточно одной переменной n типа </text:span><text:span text:style-name="T16">char</text:span><text:span text:style-name="T13">.</text:span></text:p>
      <text:p text:style-name="P21">Результирующие данные:</text:p>
      <text:p text:style-name="P6">Вывод сообщения. Отдельной переменной не требуется.</text:p>
      <text:p text:style-name="P21">Вспомогательные переменные:</text:p>
      <text:p text:style-name="P6">если нужны вспомогательные переменные, описываем, для чего они нужны, их обозначение и тип.</text:p>
      <text:p text:style-name="P27">Таблица тестирования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7">Входные данные</text:p>
          </table:table-cell>
          <table:table-cell table:style-name="Таблица4.A1" office:value-type="string">
            <text:p text:style-name="P17">Ожидаемый <text:soft-page-break/>результат</text:p>
          </table:table-cell>
          <table:table-cell table:style-name="Таблица4.A1" office:value-type="string">
            <text:p text:style-name="P17">Результат работы <text:soft-page-break/>программы</text:p>
          </table:table-cell>
        </table:table-row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/>
          </table:table-cell>
        </table:table-row>
        <table:table-row table:style-name="Таблица4.1"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/>
          </table:table-cell>
        </table:table-row>
        <table:table-row table:style-name="Таблица4.1"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/>
          </table:table-cell>
          <table:table-cell table:style-name="Таблица4.A1" office:value-type="string">
            <text:p text:style-name="P19"/>
          </table:table-cell>
        </table:table-row>
      </table:table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20"/>
      <text:list xml:id="list202568378025" text:continue-numbering="true" text:style-name="WWNum43">
        <text:list-header>
          <text:p text:style-name="P40"><text:span text:style-name="T22">Задача 5</text:span><text:span text:style-name="T23">. </text:span><text:span text:style-name="T13">Текст задания</text:span><text:span text:style-name="T6">.</text:span></text:p>
        </text:list-header>
      </text:list>
      <text:p text:style-name="P11">Исходные данные:</text:p>
      <text:p text:style-name="P4">описываем входные данные, их обозначение в программе и тип.</text:p>
      <text:p text:style-name="P11">Результирующие данные:</text:p>
      <text:p text:style-name="P3"><text:span text:style-name="T13">описываем выходные данные, их обозначение в программе и тип</text:span><text:span text:style-name="T6">.</text:span></text:p>
      <text:p text:style-name="P21">Вспомогательные переменные:</text:p>
      <text:p text:style-name="P6">если нужны вспомогательные переменные, описываем, для чего они нужны, их обозначение и тип.</text:p>
      <text:p text:style-name="P27">Таблица тестирования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7">Входные данные</text:p>
          </table:table-cell>
          <table:table-cell table:style-name="Таблица5.A1" office:value-type="string">
            <text:p text:style-name="P17">Ожидаемый результат</text:p>
          </table:table-cell>
          <table:table-cell table:style-name="Таблица5.A1" office:value-type="string">
            <text:p text:style-name="P17">Результат работы программы</text:p>
          </table:table-cell>
        </table:table-row>
        <table:table-row table:style-name="Таблица5.1">
          <table:table-cell table:style-name="Таблица5.A1" office:value-type="string">
            <text:p text:style-name="P18"/>
          </table:table-cell>
          <table:table-cell table:style-name="Таблица5.A1" office:value-type="string">
            <text:p text:style-name="P19"/>
          </table:table-cell>
          <table:table-cell table:style-name="Таблица5.A1" office:value-type="string">
            <text:p text:style-name="P19"/>
          </table:table-cell>
        </table:table-row>
        <table:table-row table:style-name="Таблица5.1">
          <table:table-cell table:style-name="Таблица5.A1" office:value-type="string">
            <text:p text:style-name="P19"/>
          </table:table-cell>
          <table:table-cell table:style-name="Таблица5.A1" office:value-type="string">
            <text:p text:style-name="P19"/>
          </table:table-cell>
          <table:table-cell table:style-name="Таблица5.A1" office:value-type="string">
            <text:p text:style-name="P19"/>
          </table:table-cell>
        </table:table-row>
        <table:table-row table:style-name="Таблица5.1">
          <table:table-cell table:style-name="Таблица5.A1" office:value-type="string">
            <text:p text:style-name="P19"/>
          </table:table-cell>
          <table:table-cell table:style-name="Таблица5.A1" office:value-type="string">
            <text:p text:style-name="P19"/>
          </table:table-cell>
          <table:table-cell table:style-name="Таблица5.A1" office:value-type="string">
            <text:p text:style-name="P19"/>
          </table:table-cell>
        </table:table-row>
      </table:table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text:bookmark text:name="_Hlk52535454"/></text:p>
      <text:p text:style-name="P20"/>
      <text:list xml:id="list203825553167" text:continue-numbering="true" text:style-name="WWNum43">
        <text:list-header>
          <text:p text:style-name="P38"><text:span text:style-name="T24">Задача 6</text:span><text:span text:style-name="T25">. </text:span>Текст задания</text:p>
        </text:list-header>
      </text:list>
      <text:p text:style-name="P11">Исходные данные:</text:p>
      <text:p text:style-name="P4"><text:soft-page-break/>описываем входные данные, их обозначение в программе и тип.</text:p>
      <text:p text:style-name="P11">Результирующие данные:</text:p>
      <text:p text:style-name="P3"><text:span text:style-name="T13">описываем выходные данные, их обозначение в программе и тип</text:span><text:span text:style-name="T6">.</text:span></text:p>
      <text:p text:style-name="P21">Вспомогательные переменные:</text:p>
      <text:p text:style-name="P6">если нужны вспомогательные переменные, описываем, для чего они нужны, их обозначение и тип.</text:p>
      <text:p text:style-name="P27">Таблица тестирования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7">Входные данные</text:p>
          </table:table-cell>
          <table:table-cell table:style-name="Таблица6.A1" office:value-type="string">
            <text:p text:style-name="P17">Ожидаемый результат</text:p>
          </table:table-cell>
          <table:table-cell table:style-name="Таблица6.A1" office:value-type="string">
            <text:p text:style-name="P17">Результат работы программы</text:p>
          </table:table-cell>
        </table:table-row>
        <table:table-row table:style-name="Таблица6.1">
          <table:table-cell table:style-name="Таблица6.A1" office:value-type="string">
            <text:p text:style-name="P18"/>
          </table:table-cell>
          <table:table-cell table:style-name="Таблица6.A1" office:value-type="string">
            <text:p text:style-name="P19"/>
          </table:table-cell>
          <table:table-cell table:style-name="Таблица6.A1" office:value-type="string">
            <text:p text:style-name="P19"/>
          </table:table-cell>
        </table:table-row>
        <table:table-row table:style-name="Таблица6.1">
          <table:table-cell table:style-name="Таблица6.A1" office:value-type="string">
            <text:p text:style-name="P19"/>
          </table:table-cell>
          <table:table-cell table:style-name="Таблица6.A1" office:value-type="string">
            <text:p text:style-name="P19"/>
          </table:table-cell>
          <table:table-cell table:style-name="Таблица6.A1" office:value-type="string">
            <text:p text:style-name="P19"/>
          </table:table-cell>
        </table:table-row>
        <table:table-row table:style-name="Таблица6.1">
          <table:table-cell table:style-name="Таблица6.A1" office:value-type="string">
            <text:p text:style-name="P19"/>
          </table:table-cell>
          <table:table-cell table:style-name="Таблица6.A1" office:value-type="string">
            <text:p text:style-name="P19"/>
          </table:table-cell>
          <table:table-cell table:style-name="Таблица6.A1" office:value-type="string">
            <text:p text:style-name="P19"/>
          </table:table-cell>
        </table:table-row>
      </table:table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20"/>
      <text:list xml:id="list202648672458" text:continue-numbering="true" text:style-name="WWNum43">
        <text:list-header>
          <text:p text:style-name="P37"><text:span text:style-name="T22">Задача 7</text:span><text:span text:style-name="T23">. </text:span><text:span text:style-name="T6">Вычислить значение суммы бесконечного ряда с заданной точностью </text:span><text:span text:style-name="T21">e</text:span><text:span text:style-name="T6">=</text:span><text:span text:style-name="T13">10</text:span><text:span text:style-name="T19">-6</text:span><text:span text:style-name="T17"> </text:span><text:span text:style-name="T13">формула</text:span><text:span text:style-name="T6"> и значение функции (для проверки) </text:span><text:span text:style-name="T12">формула</text:span><text:span text:style-name="T6">. Использовать рекуррентные зависимости для вычисления значений слагаемых.</text:span></text:p>
        </text:list-header>
      </text:list>
      <text:p text:style-name="P11">Исходные данные:</text:p>
      <text:p text:style-name="P3"><text:span text:style-name="T13">Аргумент функции. Тип аргумента в задании не указан, поэтому переменная х будет типа </text:span><text:span text:style-name="T16">double</text:span><text:span text:style-name="T13">.</text:span></text:p>
      <text:p text:style-name="P11">Результирующие данные:</text:p>
      <text:p text:style-name="P3"><text:span text:style-name="T13">Значение суммы </text:span><text:span text:style-name="T16">s</text:span><text:span text:style-name="T13"> тоже будет типа </text:span><text:span text:style-name="T16">double</text:span><text:span text:style-name="T13">.</text:span></text:p>
      <text:p text:style-name="P21">Вспомогательные переменные:</text:p>
      <text:p text:style-name="P5"><text:span text:style-name="T15">n</text:span><text:span text:style-name="T12"> – индекс слагаемого – целое число типа </text:span><text:span text:style-name="T15">int</text:span><text:span text:style-name="T12">, </text:span><text:span text:style-name="T15">a</text:span><text:span text:style-name="T12"> – значение текущего слагаемого – вещественное число типа </text:span><text:span text:style-name="T15">double</text:span><text:span text:style-name="T12">.</text:span></text:p>
      <text:p text:style-name="P21">Предварительные вычисления:</text:p>
      <text:p text:style-name="P5"><text:span text:style-name="T15">n</text:span><text:span text:style-name="T12">-ное слагаемое</text:span><text:span text:style-name="T11"> </text:span><draw:frame draw:style-name="fr1" draw:name="1" text:anchor-type="as-char" svg:width="3.136cm" svg:height="1.15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0"><text:s/></text:span><text:span text:style-name="T11">,</text:span></text:p>
      <text:p text:style-name="P5"><text:span text:style-name="T12">предшествующее слагаемое <text:s/></text:span><draw:frame draw:style-name="fr1" draw:name="2" text:anchor-type="as-char" svg:width="8.301cm" svg:height="1.20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oft-page-break/><text:span text:style-name="T12">коэффициент пропорциональности <text:s/></text:span><draw:frame draw:style-name="fr1" draw:name="3" text:anchor-type="as-char" svg:width="6.803cm" svg:height="2.36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<text:span text:style-name="T12">индекс первого слагаемого в рекуррентной последовательности </text:span><text:span text:style-name="T15">n</text:span><text:span text:style-name="T12">=0, первое слагаемое </text:span><draw:frame draw:style-name="fr1" draw:name="4" text:anchor-type="as-char" svg:width="3.528cm" svg:height="1.08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>Формулы могут быть написаны от руки на листе бумаги и сфотографированы или отсканированы.</text:p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21">Результаты тестирования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15">Исходные данные</text:p>
          </table:table-cell>
          <table:table-cell table:style-name="Таблица7.A1" office:value-type="string">
            <text:p text:style-name="P15">Ожидаемый результат</text:p>
          </table:table-cell>
          <table:table-cell table:style-name="Таблица7.A1" office:value-type="string">
            <text:p text:style-name="P15">Результат работы программы</text:p>
          </table:table-cell>
        </table:table-row>
        <table:table-row table:style-name="Таблица7.1"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16">значение функции, указанной в задании для проверки</text:p>
          </table:table-cell>
          <table:table-cell table:style-name="Таблица7.A1" office:value-type="string">
            <text:p text:style-name="P13"/>
          </table:table-cell>
        </table:table-row>
        <table:table-row table:style-name="Таблица7.1">
          <table:table-cell table:style-name="Таблица7.A1" office:value-type="string">
            <text:p text:style-name="P12"/>
          </table:table-cell>
          <table:table-cell table:style-name="Таблица7.A1" office:value-type="string">
            <text:p text:style-name="P14"/>
          </table:table-cell>
          <table:table-cell table:style-name="Таблица7.A1" office:value-type="string">
            <text:p text:style-name="P12"/>
          </table:table-cell>
        </table:table-row>
      </table:table>
      <text:p text:style-name="P20"/>
      <text:list xml:id="list201765461509" text:continue-numbering="true" text:style-name="WWNum43">
        <text:list-header>
          <text:p text:style-name="P37"><text:span text:style-name="T22">Задача 8</text:span><text:span text:style-name="T23">. </text:span><text:span text:style-name="T13">Текст задания</text:span><text:span text:style-name="T6">. Использовать рекуррентные зависимости для вычисления значений слагаемых по частям.</text:span></text:p>
        </text:list-header>
      </text:list>
      <text:p text:style-name="P11">Исходные данные:</text:p>
      <text:p text:style-name="P4">описываем входные данные, их обозначение в программе и тип.</text:p>
      <text:p text:style-name="P11">Результирующие данные:</text:p>
      <text:p text:style-name="P3"><text:span text:style-name="T13">описываем выходные данные, их обозначение в программе и тип</text:span><text:span text:style-name="T6">.</text:span></text:p>
      <text:p text:style-name="P21">Вспомогательные переменные:</text:p>
      <text:p text:style-name="P6">если нужны вспомогательные переменные, описываем, для чего они нужны, их обозначение и тип.</text:p>
      <text:p text:style-name="P21">Предварительные вычисления:</text:p>
      <text:p text:style-name="P6">Описываем, как будет вычисляться слагаемое: какая часть вычисляется домножением предшествующего значения на коэффициент пропорциональности, какая часть вычисляется иначе. Приводим все расчеты. Формулы могут быть <text:soft-page-break/>написаны от руки на листе бумаги и сфотографированы или отсканированы.</text:p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  <text:p text:style-name="P21">Результаты тестирования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5">Исходные данные</text:p>
          </table:table-cell>
          <table:table-cell table:style-name="Таблица8.A1" office:value-type="string">
            <text:p text:style-name="P15">Ожидаемый результат</text:p>
          </table:table-cell>
          <table:table-cell table:style-name="Таблица8.A1" office:value-type="string">
            <text:p text:style-name="P15">Результат работы программы</text:p>
          </table:table-cell>
        </table:table-row>
        <table:table-row table:style-name="Таблица8.1">
          <table:table-cell table:style-name="Таблица8.A1" office:value-type="string">
            <text:p text:style-name="P12"/>
          </table:table-cell>
          <table:table-cell table:style-name="Таблица8.A1" office:value-type="string">
            <text:p text:style-name="P16">значение функции, указанной в задании для проверки</text:p>
          </table:table-cell>
          <table:table-cell table:style-name="Таблица8.A1" office:value-type="string">
            <text:p text:style-name="P13"/>
          </table:table-cell>
        </table:table-row>
        <table:table-row table:style-name="Таблица8.1">
          <table:table-cell table:style-name="Таблица8.A1" office:value-type="string">
            <text:p text:style-name="P14"/>
          </table:table-cell>
          <table:table-cell table:style-name="Таблица8.A1" office:value-type="string">
            <text:p text:style-name="P14"/>
          </table:table-cell>
          <table:table-cell table:style-name="Таблица8.A1" office:value-type="string">
            <text:p text:style-name="P14"/>
          </table:table-cell>
        </table:table-row>
        <table:table-row table:style-name="Таблица8.1">
          <table:table-cell table:style-name="Таблица8.A1" office:value-type="string">
            <text:p text:style-name="P14"/>
          </table:table-cell>
          <table:table-cell table:style-name="Таблица8.A1" office:value-type="string">
            <text:p text:style-name="P14"/>
          </table:table-cell>
          <table:table-cell table:style-name="Таблица8.A1" office:value-type="string">
            <text:p text:style-name="P14"/>
          </table:table-cell>
        </table:table-row>
      </table:table>
      <text:p text:style-name="P20"/>
      <text:list xml:id="list201874207152" text:continue-numbering="true" text:style-name="WWNum43">
        <text:list-header>
          <text:p text:style-name="P37"><text:span text:style-name="T22">Задача 9</text:span><text:span text:style-name="T23">. </text:span><text:span text:style-name="T13">Текст задания.</text:span></text:p>
        </text:list-header>
      </text:list>
      <text:p text:style-name="P11">Исходные данные:</text:p>
      <text:p text:style-name="P4">описываем входные данные, их обозначение в программе и тип.</text:p>
      <text:p text:style-name="P11">Результирующие данные:</text:p>
      <text:p text:style-name="P3"><text:span text:style-name="T13">описываем выходные данные, их обозначение в программе и тип</text:span><text:span text:style-name="T6">.</text:span></text:p>
      <text:p text:style-name="P21">Вспомогательные переменные:</text:p>
      <text:p text:style-name="P6">если нужны вспомогательные переменные, описываем, для чего они нужны, их обозначение и тип.</text:p>
      <text:p text:style-name="P27">Таблица тестирования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7">Входные данные</text:p>
          </table:table-cell>
          <table:table-cell table:style-name="Таблица9.A1" office:value-type="string">
            <text:p text:style-name="P17">Ожидаемый результат</text:p>
          </table:table-cell>
          <table:table-cell table:style-name="Таблица9.A1" office:value-type="string">
            <text:p text:style-name="P17">Результат работы программы</text:p>
          </table:table-cell>
        </table:table-row>
        <table:table-row table:style-name="Таблица9.1">
          <table:table-cell table:style-name="Таблица9.A1" office:value-type="string">
            <text:p text:style-name="P18"/>
          </table:table-cell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</table:table-row>
        <table:table-row table:style-name="Таблица9.1"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</table:table-row>
        <table:table-row table:style-name="Таблица9.1"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</table:table-row>
      </table:table>
      <text:p text:style-name="P31">Схема программы:</text:p>
      <text:p text:style-name="P33">Здесь должна быть схема программы в соответствии с ГОСТ 19.701-90. Схема может быть построена любым способом, в том числе начерчена вручную на листе бумаги с помощью карандаша и линейки и сфотографирована или отсканирована.</text:p>
      <text:p text:style-name="P32"><text:soft-page-break/>Текст программы</text:p>
      <text:p text:style-name="Standard"><text:span text:style-name="T13">Сюда добавляем текст программы </text:span><text:span text:style-name="T14">с комментариями</text:span><text:span text:style-name="T13">. Шрифт Courier New или </text:span><text:span text:style-name="T16">FreeMono</text:span><text:span text:style-name="T13"> 10 пт, междустрочный интервал одинарны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draw:marker draw:name="msArrowOpenEnd_20_5_20_9" draw:display-name="msArrowOpenEnd 5 9" svg:viewBox="0 0 350 350" svg:d="M175 0l175 340-10 10-159-315v315h-13v-315l-159 315-9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Заг1" style:family="paragraph" style:parent-style-name="Heading_20_1" style:next-style-name="Normal_20_Indent" style:default-outline-level="">
      <style:paragraph-properties fo:margin-top="0cm" fo:margin-bottom="0.212cm" style:contextual-spacing="false" fo:line-height="100%" fo:text-align="center" style:justify-single-word="false" fo:keep-together="auto"/>
      <style:text-properties fo:text-transform="uppercase" style:use-window-font-color="true" loext:opacity="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tyle-complex="italic" style:font-weight-complex="normal"/>
    </style:style>
    <style:style style:name="Пункт" style:family="paragraph" style:parent-style-name="Standard" style:next-style-name="Standard" style:default-outline-level="">
      <style:paragraph-properties fo:margin-top="0.212cm" fo:margin-bottom="0cm" style:contextual-spacing="false" fo:line-height="150%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Title" style:family="paragraph" style:parent-style-name="Standard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вариант" style:family="paragraph" style:parent-style-name="Standard" style:next-style-name="Standard" style:default-outline-level="" style:list-style-name="WWNum1">
      <style:paragraph-properties fo:margin-top="0cm" fo:margin-bottom="0cm" style:contextual-spacing="false" fo:line-height="150%" fo:keep-with-next="always"/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use-window-font-color="true" loext:opacity="0%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/>
    </style:style>
    <style:style style:name="ListLabel_20_2" style:display-name="ListLabel 2" style:family="text">
      <style:text-properties style:use-window-font-color="true" loext:opacity="0%"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size-complex="14pt"/>
    </style:style>
    <style:style style:name="ListLabel_20_3" style:display-name="ListLabel 3" style:family="text">
      <style:text-properties fo:font-size="12pt" style:font-size-asian="12pt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text:display="true"/>
    </style:style>
    <style:style style:name="ListLabel_20_6" style:display-name="ListLabel 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text:display="true"/>
    </style:style>
    <style:style style:name="ListLabel_20_7" style:display-name="ListLabel 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size-complex="12pt" text:display="true"/>
    </style:style>
    <style:style style:name="ListLabel_20_8" style:display-name="ListLabel 8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496cm" fo:text-indent="-0.63cm" fo:margin-left="2.496cm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cm" fo:text-indent="-0.63cm" fo:margin-left="1.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style:font-name-complex="Times New Roman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2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алехова</meta:initial-creator>
    <meta:editing-cycles>10</meta:editing-cycles>
    <meta:creation-date>2020-10-02T09:14:00</meta:creation-date>
    <dc:date>2021-09-09T00:02:01.141000000</dc:date>
    <meta:editing-duration>PT1H19M48S</meta:editing-duration>
    <meta:generator>LibreOffice/7.0.1.2$Windows_x86 LibreOffice_project/7cbcfc562f6eb6708b5ff7d7397325de9e764452</meta:generator>
    <meta:document-statistic meta:table-count="9" meta:image-count="0" meta:object-count="4" meta:page-count="9" meta:paragraph-count="162" meta:word-count="1156" meta:character-count="8729" meta:non-whitespace-character-count="77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o stretchy="false">=</mo>
      <mfrac>
        <mrow>
          <msup>
            <mrow>
              <mo fence="true" stretchy="true">(</mo>
              <mrow>
                <mrow>
                  <mo stretchy="false">−</mo>
                  <mn>1</mn>
                </mrow>
              </mrow>
              <mo fence="true" stretchy="true">)</mo>
            </mrow>
            <mi>n</mi>
          </msup>
          <msup>
            <mn>2</mn>
            <mrow>
              <mn>2</mn>
              <mrow>
                <mi>n</mi>
                <mo stretchy="false">−</mo>
                <mn>1</mn>
              </mrow>
            </mrow>
          </msup>
          <msup>
            <mi>x</mi>
            <mrow>
              <mn>2</mn>
              <mi>n</mi>
            </mrow>
          </msup>
        </mrow>
        <mrow>
          <mrow>
            <mo fence="true" stretchy="true">(</mo>
            <mrow>
              <mrow>
                <mn>2</mn>
                <mi>n</mi>
              </mrow>
            </mrow>
            <mo fence="true" stretchy="true">)</mo>
          </mrow>
          <mi>!</mi>
        </mrow>
      </mfrac>
    </mrow>
    <annotation encoding="StarMath 5.0">{a} rsub {n} = {{left (-1 right )} ^ {n} {2} ^ {2 n -1} {x} ^ {2 n}} over {left (2 n right ) !}</annotation>
  </semantics>
</math>
</file>

<file path=Object 2/content.xml><?xml version="1.0" encoding="utf-8"?>
<math xmlns="http://www.w3.org/1998/Math/MathML" display="block">
  <semantics>
    <mrow>
      <msub>
        <mi>a</mi>
        <mrow>
          <mi>n</mi>
          <mo stretchy="false">−</mo>
          <mn>1</mn>
        </mrow>
      </msub>
      <mo stretchy="false">=</mo>
      <mfrac>
        <mrow>
          <msup>
            <mrow>
              <mo fence="true" stretchy="true">(</mo>
              <mrow>
                <mrow>
                  <mo stretchy="false">−</mo>
                  <mn>1</mn>
                </mrow>
              </mrow>
              <mo fence="true" stretchy="true">)</mo>
            </mrow>
            <mrow>
              <mi>n</mi>
              <mo stretchy="false">−</mo>
              <mn>1</mn>
            </mrow>
          </msup>
          <msup>
            <mn>2</mn>
            <mrow>
              <mn>2</mn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n>1</mn>
              </mrow>
            </mrow>
          </msup>
          <msup>
            <mi>x</mi>
            <mrow>
              <mn>2</mn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sup>
        </mrow>
        <mrow>
          <mrow>
            <mo fence="true" stretchy="true">(</mo>
            <mrow>
              <mrow>
                <mn>2</mn>
                <mrow>
                  <mo fence="true" stretchy="true">(</mo>
                  <mrow>
                    <mrow>
                      <mi>n</mi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fence="true" stretchy="true">)</mo>
          </mrow>
          <mi>!</mi>
        </mrow>
      </mfrac>
      <mo stretchy="false">=</mo>
      <mfrac>
        <mrow>
          <msup>
            <mrow>
              <mo fence="true" stretchy="true">(</mo>
              <mrow>
                <mrow>
                  <mo stretchy="false">−</mo>
                  <mn>1</mn>
                </mrow>
              </mrow>
              <mo fence="true" stretchy="true">)</mo>
            </mrow>
            <mrow>
              <mi>n</mi>
              <mo stretchy="false">−</mo>
              <mn>1</mn>
            </mrow>
          </msup>
          <msup>
            <mn>2</mn>
            <mrow>
              <mn>2</mn>
              <mrow>
                <mi>n</mi>
                <mo stretchy="false">−</mo>
                <mn>3</mn>
              </mrow>
            </mrow>
          </msup>
          <msup>
            <mi>x</mi>
            <mrow>
              <mn>2</mn>
              <mrow>
                <mi>n</mi>
                <mo stretchy="false">−</mo>
                <mn>2</mn>
              </mrow>
            </mrow>
          </msup>
        </mrow>
        <mrow>
          <mrow>
            <mo fence="true" stretchy="true">(</mo>
            <mrow>
              <mrow>
                <mn>2</mn>
                <mrow>
                  <mi>n</mi>
                  <mo stretchy="false">−</mo>
                  <mn>2</mn>
                </mrow>
              </mrow>
            </mrow>
            <mo fence="true" stretchy="true">)</mo>
          </mrow>
          <mi>!</mi>
        </mrow>
      </mfrac>
    </mrow>
    <annotation encoding="StarMath 5.0">{a} rsub {n-1} = {{left (-1 right )} ^ {n -1} {2} ^ {2( n -1)-1} {x} ^ {2( n -1)}} over {left (2 left (n -1 right ) right ) !} = {{left (-1 right )} ^ {n -1} {2} ^ {2 n -3} {x} ^ {2 n -2}} over {left (2 n -2 right ) !}</annotation>
  </semantics>
</math>
</file>

<file path=Object 3/content.xml><?xml version="1.0" encoding="utf-8"?>
<math xmlns="http://www.w3.org/1998/Math/MathML" display="block">
  <semantics>
    <mrow>
      <mfrac>
        <msub>
          <mi>a</mi>
          <mi>n</mi>
        </msub>
        <msub>
          <mi>a</mi>
          <mrow>
            <mi>n</mi>
            <mo stretchy="false">−</mo>
            <mn>1</mn>
          </mrow>
        </msub>
      </mfrac>
      <mo stretchy="false">=</mo>
      <mfrac>
        <mfrac>
          <mrow>
            <msup>
              <mrow>
                <mo fence="true" stretchy="true">(</mo>
                <mrow>
                  <mrow>
                    <mo stretchy="false">−</mo>
                    <mn>1</mn>
                  </mrow>
                </mrow>
                <mo fence="true" stretchy="true">)</mo>
              </mrow>
              <mi>n</mi>
            </msup>
            <msup>
              <mn>2</mn>
              <mrow>
                <mn>2</mn>
                <mrow>
                  <mi>n</mi>
                  <mo stretchy="false">−</mo>
                  <mn>1</mn>
                </mrow>
              </mrow>
            </msup>
            <msup>
              <mi>x</mi>
              <mrow>
                <mn>2</mn>
                <mi>n</mi>
              </mrow>
            </msup>
          </mrow>
          <mrow>
            <mrow>
              <mo fence="true" stretchy="true">(</mo>
              <mrow>
                <mrow>
                  <mn>2</mn>
                  <mi>n</mi>
                </mrow>
              </mrow>
              <mo fence="true" stretchy="true">)</mo>
            </mrow>
            <mi>!</mi>
          </mrow>
        </mfrac>
        <mfrac>
          <mrow>
            <msup>
              <mrow>
                <mo fence="true" stretchy="true">(</mo>
                <mrow>
                  <mrow>
                    <mo stretchy="false">−</mo>
                    <mn>1</mn>
                  </mrow>
                </mrow>
                <mo fence="true" stretchy="true">)</mo>
              </mrow>
              <mrow>
                <mi>n</mi>
                <mo stretchy="false">−</mo>
                <mn>1</mn>
              </mrow>
            </msup>
            <msup>
              <mn>2</mn>
              <mrow>
                <mn>2</mn>
                <mrow>
                  <mi>n</mi>
                  <mo stretchy="false">−</mo>
                  <mn>3</mn>
                </mrow>
              </mrow>
            </msup>
            <msup>
              <mi>x</mi>
              <mrow>
                <mn>2</mn>
                <mrow>
                  <mi>n</mi>
                  <mo stretchy="false">−</mo>
                  <mn>2</mn>
                </mrow>
              </mrow>
            </msup>
          </mrow>
          <mrow>
            <mrow>
              <mo fence="true" stretchy="true">(</mo>
              <mrow>
                <mrow>
                  <mn>2</mn>
                  <mrow>
                    <mi>n</mi>
                    <mo stretchy="false">−</mo>
                    <mn>2</mn>
                  </mrow>
                </mrow>
              </mrow>
              <mo fence="true" stretchy="true">)</mo>
            </mrow>
            <mi>!</mi>
          </mrow>
        </mfrac>
      </mfrac>
      <mo stretchy="false">=</mo>
      <mfrac>
        <mrow>
          <mrow>
            <mo stretchy="false">−</mo>
            <msup>
              <mn>2</mn>
              <mn>2</mn>
            </msup>
          </mrow>
          <msup>
            <mi>x</mi>
            <mn>2</mn>
          </msup>
        </mrow>
        <mrow>
          <mrow>
            <mo fence="true" stretchy="true">(</mo>
            <mrow>
              <mrow>
                <mn>2</mn>
                <mi>n</mi>
              </mrow>
            </mrow>
            <mo fence="true" stretchy="true">)</mo>
          </mrow>
          <mrow>
            <mo fence="true" stretchy="true">(</mo>
            <mrow>
              <mrow>
                <mn>2</mn>
                <mrow>
                  <mi>n</mi>
                  <mo stretchy="false">−</mo>
                  <mn>1</mn>
                </mrow>
              </mrow>
            </mrow>
            <mo fence="true" stretchy="true">)</mo>
          </mrow>
        </mrow>
      </mfrac>
    </mrow>
    <annotation encoding="StarMath 5.0">{{a} rsub {n}} over {{a} rsub {n -1}} = {{{left (-1 right )} ^ {n} {2} ^ {2 n -1} {x} ^ {2 n}} over {left (2 n right ) !}} over {{{left (-1 right )} ^ {n -1} {2} ^ {2 n -3} {x} ^ {2 n -2}} over {left (2 n -2 right ) !}} = {- {2} ^ {2} {x} ^ {2}} over {left (2 n right ) left (2 n -1 right )}</annotation>
  </semantics>
</math>
</file>

<file path=Object 4/content.xml><?xml version="1.0" encoding="utf-8"?>
<math xmlns="http://www.w3.org/1998/Math/MathML" display="block">
  <semantics>
    <mrow>
      <msub>
        <mi>a</mi>
        <mn>0</mn>
      </msub>
      <mo stretchy="false">=</mo>
      <mfrac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n>0</mn>
          </msup>
          <msup>
            <mn>2</mn>
            <mrow>
              <mn>0</mn>
              <mo stretchy="false">−</mo>
              <mn>1</mn>
            </mrow>
          </msup>
          <msup>
            <mi>x</mi>
            <mn>0</mn>
          </msup>
        </mrow>
        <mrow>
          <mn>0</mn>
          <mi>!</mi>
        </mrow>
      </mfrac>
      <mo stretchy="false">=</mo>
      <mfrac>
        <mn>1</mn>
        <mn>2</mn>
      </mfrac>
    </mrow>
    <annotation encoding="StarMath 5.0">{a} rsub {0} = {{(-1)} ^ {0} {2} ^ {0-1} {x} ^ {0}} over {0!} = {1} over {2}</annotation>
  </semantics>
</math>
</file>